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 svg:font-family="'Sans serif'"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Sans serif" fo:font-size="10pt" officeooo:rsid="000b67e5" officeooo:paragraph-rsid="000b67e5" style:font-size-asian="10pt" style:font-size-complex="10pt"/>
    </style:style>
    <style:style style:name="P2" style:family="paragraph" style:parent-style-name="Standard">
      <style:paragraph-properties fo:text-align="justify" style:justify-single-word="false"/>
      <style:text-properties style:font-name="Sans serif" fo:font-size="10pt" officeooo:rsid="000b67e5" officeooo:paragraph-rsid="000b67e5" style:font-size-asian="10pt" style:font-size-complex="10pt"/>
    </style:style>
    <style:style style:name="P3" style:family="paragraph" style:parent-style-name="Standard">
      <style:paragraph-properties fo:text-align="justify" style:justify-single-word="false"/>
      <style:text-properties style:font-name="Sans serif" fo:font-size="10pt" officeooo:rsid="000b67e5" officeooo:paragraph-rsid="000b67e5" style:font-size-asian="10pt" style:font-size-complex="10pt"/>
    </style:style>
    <style:style style:name="P4" style:family="paragraph" style:parent-style-name="Standard">
      <style:paragraph-properties fo:text-align="justify" style:justify-single-word="false"/>
      <style:text-properties style:font-name="Sans serif" fo:font-size="10pt" officeooo:rsid="000b67e5" officeooo:paragraph-rsid="000b9c1b" style:font-size-asian="10pt" style:font-size-complex="10pt"/>
    </style:style>
    <style:style style:name="P5" style:family="paragraph" style:parent-style-name="Standard">
      <style:paragraph-properties fo:text-align="justify" style:justify-single-word="false"/>
      <style:text-properties style:font-name="Sans serif" fo:font-size="10pt" officeooo:rsid="0007de62" officeooo:paragraph-rsid="000b67e5" style:font-size-asian="10pt" style:font-size-complex="10pt"/>
    </style:style>
    <style:style style:name="P6" style:family="paragraph" style:parent-style-name="Standard">
      <style:paragraph-properties fo:text-align="justify" style:justify-single-word="false"/>
      <style:text-properties style:font-name="Sans serif" fo:font-size="10pt" officeooo:rsid="000b67e5" officeooo:paragraph-rsid="000b67e5" style:font-size-asian="10pt" style:font-size-complex="10pt"/>
    </style:style>
    <style:style style:name="P7" style:family="paragraph" style:parent-style-name="Standard">
      <style:paragraph-properties fo:text-align="justify" style:justify-single-word="false"/>
      <style:text-properties style:font-name="Sans serif" fo:font-size="10pt" style:font-size-asian="10pt" style:font-size-complex="10pt"/>
    </style:style>
    <style:style style:name="T1" style:family="text">
      <style:text-properties officeooo:rsid="000b9c1b"/>
    </style:style>
    <style:style style:name="T2" style:family="text">
      <style:text-properties fo:font-size="8.8000001907348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CTR,</text:p>
      <text:p text:style-name="P1"/>
      <text:p text:style-name="P5">My name is Victor, I'm brazilian, 25 years old, Electronic Engineer (Federal Institute of Santa Catarina), 5 years of work experience.</text:p>
      <text:p text:style-name="P2"/>
      <text:p text:style-name="P2">Since I got graduated, I’m looking for an international work experience to grow up professionally. </text:p>
      <text:p text:style-name="P4">I consider Austria as a great country to start this experience, since it shows very good population’s quality of life by the indicators, good security conditions, and pleasant environment combined with an outstanding nature. I've got a positive impression of CTR with the information I could find on your website as well as due to contacts with colleagues currently working there. I’m sure that it fits perfectly for my interests and my future carrer.</text:p>
      <text:p text:style-name="P2"/>
      <text:p text:style-name="P2">From my former jobs I acquired substantial knowledge specially in Embedded Systems development and Control and Instrumentation. As professional, I worked for 4 years in a Telecom company called Digitro Tecnologia, where I was hired as Systems Analyst, and responsible for firmware programming, software development under Linux OS, circuit analysis, EMC compliant tests, power electronics, technical writing and R&amp;D.</text:p>
      <text:p text:style-name="P2"/>
      <text:p text:style-name="P2">During my graduation, I’ve worked as Undergraduate Researcher in two projects. In the first one, I started the development of a car license plate recognition system, using the BeagleBoard platform, digital image processing (OpenCV) and Google’s OCR Tesseract. I've learned a lot about digital image processing, embedded Linux development and embedded systems in general.</text:p>
      <text:p text:style-name="P2">In the second, I was responsible for firmware programming for AVR and ARM platforms, PCB design, and instrumentation design and control for critical environments. In this last, I’ve used a wide variety of sensors (temperature, pressure, humidity, strain-gauges, soil moisture, thermal flux),even learned about the manufacture of some, and I've learned a lot about communication between the embedded platform and the sensors, through communication interfaces like UART, SPI, I²C, TWI and RS485.</text:p>
      <text:p text:style-name="P2"/>
      <text:p text:style-name="P2">In my spare time I like running, due to this I feel so atracted by places with green areas and with living nature. I try to run at least three times a week, the exercise has a very good impact on my thinking capability. Also, I recently started a project with a friend of mine to teach Calculus and electronics to students with difficulties to learn, inside the Federal University of Santa Catarina.</text:p>
      <text:p text:style-name="P2"/>
      <text:p text:style-name="P2">I understand that CTR attracts the best candidates in the field and I am confident that I can flourish in that environment as well as achieve good results while working and sharing knowledge with other highly motivated colleagues.</text:p>
      <text:p text:style-name="P7">I appreciate you considering my application and be glad to join your team at Carinthian Tech Research.</text:p>
      <text:p text:style-name="P2"/>
      <text:p text:style-name="P2"><text:s text:c="2"/></text:p>
      <text:p text:style-name="P2">Please let me know if you would like any additional information.</text:p>
      <text:p text:style-name="P1"/>
      <text:p text:style-name="P1"/>
      <text:p text:style-name="P1">Sincerely,</text:p>
      <text:p text:style-name="P1"/>
      <text:p text:style-name="P1">Victor Augusto dos Sa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erif" svg:font-family="'Sans serif'"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9:49:49.113768666</meta:creation-date>
    <dc:date>2016-08-31T09:42:15.334677933</dc:date>
    <meta:editing-duration>PT13M12S</meta:editing-duration>
    <meta:editing-cycles>2</meta:editing-cycles>
    <meta:generator>LibreOffice/5.2.0.4$Linux_X86_64 LibreOffice_project/20m0$Build-4</meta:generator>
    <meta:document-statistic meta:table-count="0" meta:image-count="0" meta:object-count="0" meta:page-count="1" meta:paragraph-count="14" meta:word-count="443" meta:character-count="2803" meta:non-whitespace-character-count="2372"/>
  </office:meta>
</office:document-meta>
</file>